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4.37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4.478cm"/>
    </style:style>
    <style:style style:name="P6" style:family="paragraph">
      <style:paragraph-properties fo:margin-left="0cm" fo:margin-right="0cm" fo:text-align="start" fo:text-indent="0.034cm"/>
    </style:style>
    <style:style style:name="P7" style:family="paragraph">
      <style:paragraph-properties fo:margin-left="1.696cm" fo:margin-right="0cm" fo:text-align="start" fo:text-indent="0.984cm">
        <style:tab-stops>
          <style:tab-stop style:position="1.323cm"/>
        </style:tab-stops>
      </style:paragraph-properties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Потоки: неправильные приемы работы</text:span></text:p>
            <text:p><text:span text:style-name="T1"/></text:p>
            <text:p>Андрей Светлов</text:p>
            <text:p/>
            <text:p><text:span text:style-name="T2">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Потоки – зло!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Модуль thread — зло.</text:span></text:p>
            <text:p><text:span text:style-name="T1"/></text:p>
            <text:p><text:span text:style-name="T3">Используйте thread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threading.Lock — тоже зло.</text:span></text:p>
            <text:p><text:span text:style-name="T1"/></text:p>
            <text:p><text:span text:style-name="T3">Используйте threading.RLock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date-time-name="dtd1">
        <office:forms form:automatic-focus="false" form:apply-design-mode="false"/>
        <draw:frame presentation:style-name="pr3" draw:layer="layout" svg:width="24.592cm" svg:height="17.936cm" svg:x="2.02cm" svg:y="0.837cm" presentation:class="subtitle" presentation:user-transformed="true">
          <draw:text-box>
            <text:p text:style-name="P2">Контекстный менеджер — хорошо</text:p>
            <text:p text:style-name="P3"><text:span text:style-name="T4">with self.mutex:</text:span></text:p>
            <text:p text:style-name="P3"><text:span text:style-name="T4"><text:s text:c="4"/></text:span><text:span text:style-name="T4">Do()</text:span></text:p>
            <text:p text:style-name="P3"><text:span text:style-name="T4"/></text:p>
            <text:p text:style-name="P4">try .. finally тоже неплохо, хоть и длинно</text:p>
            <text:p text:style-name="P5"><text:span text:style-name="T4">try:</text:span></text:p>
            <text:p text:style-name="P5"><text:span text:style-name="T4"><text:s text:c="4"/></text:span><text:span text:style-name="T4">self.mutex.acquire()</text:span></text:p>
            <text:p text:style-name="P5"><text:span text:style-name="T4"><text:s text:c="4"/></text:span><text:span text:style-name="T4">do()</text:span></text:p>
            <text:p text:style-name="P5"><text:span text:style-name="T4">finally:</text:span></text:p>
            <text:p text:style-name="P5"><text:span text:style-name="T4"><text:s text:c="4"/></text:span><text:span text:style-name="T4">self.mutex.release()</text:span></text:p>
            <text:p text:style-name="P5"><text:span text:style-name="T4"/></text:p>
            <text:p text:style-name="P6"><text:span text:style-name="T5">Все остальное — зло. Исключения — непредсказуем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Трижды подумайте, прежде чем использовать threading.Event или threading.Semaphore</text:span></text:p>
            <text:p><text:span text:style-name="T1"/></text:p>
            <text:p>Полезней работать в терминах threading.Cond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Запуск потока: наследование от threading.Thread не совсем хорошо.</text:span></text:p>
            <text:p><text:span text:style-name="T1"/></text:p>
            <text:p><text:span text:style-name="T3">Иерархия классов должна быть естественной.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«Как мне прибить поток?»</text:span></text:p>
            <text:p><text:span text:style-name="T1">Это — преступление.</text:span></text:p>
            <text:p><text:span text:style-name="T1"/></text:p>
            <text:p><text:span text:style-name="T3">К счастью, нереализуемое.</text:span></text:p>
            <text:p><text:span text:style-name="T3"/></text:p>
            <text:p><text:span text:style-name="T3">Ресурсы нужно освобождать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Всегда используйте threading.Thread.join</text:span></text:p>
            <text:p><text:span text:style-name="T1"/></text:p>
            <text:p text:style-name="P2"><text:span text:style-name="T6">import threading</text:span></text:p>
            <text:p text:style-name="P2"><text:span text:style-name="T6"/></text:p>
            <text:p text:style-name="P2"><text:span text:style-name="T6">def f():</text:span></text:p>
            <text:p text:style-name="P2"><text:span text:style-name="T6"><text:s text:c="4"/></text:span><text:span text:style-name="T6">while True:</text:span></text:p>
            <text:p text:style-name="P2"><text:span text:style-name="T6"><text:s text:c="8"/></text:span><text:span text:style-name="T6">pass</text:span></text:p>
            <text:p text:style-name="P2"><text:span text:style-name="T6"/></text:p>
            <text:p text:style-name="P2"><text:span text:style-name="T6">th = threading.Thread(target=f)</text:span></text:p>
            <text:p text:style-name="P2"><text:span text:style-name="T6">th.start()</text:span></text:p>
            <text:p text:style-name="P2"><text:span text:style-name="T6">th.joi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Потоки-демоны, как правило —зло.</text:span></text:p>
            <text:p>Создаются неумелыми программистами, не знающими о .join()</text:p>
            <text:p/>
            <text:p text:style-name="P2"><text:span text:style-name="T6">th.setDaemon(True)</text:span></text:p>
            <text:p/>
            <text:p>Во время завершения интерпретатора демоны еще работают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4.796cm" svg:height="17.935cm" svg:x="1.817cm" svg:y="0.837cm" presentation:class="subtitle" presentation:user-transformed="true">
          <draw:text-box>
            <text:p><text:span text:style-name="T1">Поток завершается посылкой ему сигнала.</text:span></text:p>
            <text:p><text:span text:style-name="T1"/></text:p>
            <text:list text:style-name="L1">
              <text:list-item>
                <text:p text:style-name="P7">threading.Condition</text:p>
              </text:list-item>
              <text:list-item>
                <text:p text:style-name="P7">select.select</text:p>
              </text:list-item>
              <text:list-item>
                <text:p text:style-name="P7">select.po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Ждать вечно — обычно плохая идея.</text:span></text:p>
            <text:p><text:span text:style-name="T1"/></text:p>
            <text:p>Правильнее ждать с большим таймаутом.</text:p>
            <text:p>Внимание: у threading.Condition.wait таймаут есть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Вопросы?</text:span></text:p>
            <text:p><text:span text:style-name="T1"/></text:p>
            <text:p>Андрей Светлов</text:p>
            <text:p/>
            <text:p><text:span text:style-name="T2">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Svetlov</meta:initial-creator>
    <meta:creation-date>2011-06-03T21:09:00</meta:creation-date>
    <dc:date>2011-06-04T14:19:19</dc:date>
    <dc:creator>Andrew Svetlov</dc:creator>
    <meta:editing-duration>PT2H59M2S</meta:editing-duration>
    <meta:editing-cycles>13</meta:editing-cycles>
    <meta:generator>LibreOffice/3.3$Unix LibreOffice_project/330m19$Build-202</meta:generator>
    <meta:document-statistic meta:object-count="60"/>
  </office:meta>
</office:document-meta>
</file>